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34in"/>
    </style:style>
    <style:style style:name="co2" style:family="table-column">
      <style:table-column-properties fo:break-before="auto" style:column-width="4.3563in"/>
    </style:style>
    <style:style style:name="co3" style:family="table-column">
      <style:table-column-properties fo:break-before="auto" style:column-width="4.6244in"/>
    </style:style>
    <style:style style:name="co4" style:family="table-column">
      <style:table-column-properties fo:break-before="auto" style:column-width="2.498in"/>
    </style:style>
    <style:style style:name="co5" style:family="table-column">
      <style:table-column-properties fo:break-before="auto" style:column-width="2.8228in"/>
    </style:style>
    <style:style style:name="co6" style:family="table-column">
      <style:table-column-properties fo:break-before="auto" style:column-width="7.9374in"/>
    </style:style>
    <style:style style:name="co7" style:family="table-column">
      <style:table-column-properties fo:break-before="auto" style:column-width="3.3126in"/>
    </style:style>
    <style:style style:name="co8" style:family="table-column">
      <style:table-column-properties fo:break-before="auto" style:column-width="1.8689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0.5929in"/>
    </style:style>
    <style:style style:name="co11" style:family="table-column">
      <style:table-column-properties fo:break-before="auto" style:column-width="1.4181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5.1602in"/>
    </style:style>
    <style:style style:name="co14" style:family="table-column">
      <style:table-column-properties fo:break-before="auto" style:column-width="1.3646in"/>
    </style:style>
    <style:style style:name="co15" style:family="table-column">
      <style:table-column-properties fo:break-before="auto" style:column-width="2.444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3.3236in"/>
    </style:style>
    <style:style style:name="co18" style:family="table-column">
      <style:table-column-properties fo:break-before="auto" style:column-width="3.0772in"/>
    </style:style>
    <style:style style:name="co19" style:family="table-column">
      <style:table-column-properties fo:break-before="auto" style:column-width="2.6161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1.7307in" fo:break-before="auto" style:use-optimal-row-height="true"/>
    </style:style>
    <style:style style:name="ro3" style:family="table-row">
      <style:table-row-properties style:row-height="1.5752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utatio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Foundation Model Name</text:p>
          </table:table-cell>
          <table:table-cell office:value-type="string" calcext:value-type="string">
            <text:p>Number of GPUs/</text:p>
            <text:p>Type Used for Training (reported by Meta Analysis)</text:p>
          </table:table-cell>
          <table:table-cell office:value-type="string" calcext:value-type="string">
            <text:p>Number of GPUs/</text:p>
            <text:p>Type Used for Training (reported by original if available)</text:p>
          </table:table-cell>
          <table:table-cell office:value-type="string" calcext:value-type="string">
            <text:p>Model architecture</text:p>
          </table:table-cell>
          <table:table-cell office:value-type="string" calcext:value-type="string">
            <text:p>Training paradigm</text:p>
          </table:table-cell>
          <table:table-cell office:value-type="string" calcext:value-type="string">
            <text:p>Training Specifics</text:p>
          </table:table-cell>
          <table:table-cell office:value-type="string" calcext:value-type="string">
            <text:p>WSI Specifics</text:p>
          </table:table-cell>
          <table:table-cell office:value-type="string" calcext:value-type="string">
            <text:p>Instances</text:p>
            <text:p>Images x Patches</text:p>
          </table:table-cell>
          <table:table-cell office:value-type="string" calcext:value-type="string">
            <text:p>Batch Size</text:p>
            <text:p>Total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Tflops single GPU</text:p>
            <text:p>BF16 or FP16 </text:p>
          </table:table-cell>
          <table:table-cell office:value-type="string" calcext:value-type="string">
            <text:p>Train time</text:p>
            <text:p>Hours</text:p>
          </table:table-cell>
          <table:table-cell office:value-type="string" calcext:value-type="string">
            <text:p>Modell Konstante kM compared to github</text:p>
            <text:p>T = Instances/Batch*Epoch/Tflops * kM</text:p>
          </table:table-cell>
          <table:table-cell office:value-type="string" calcext:value-type="string">
            <text:p>Num GPUs</text:p>
          </table:table-cell>
          <table:table-cell office:value-type="string" calcext:value-type="string">
            <text:p>Estimated</text:p>
            <text:p>Train time in hours</text:p>
            <text:p>=H2*J2/I2/K2*M2/N2</text:p>
          </table:table-cell>
          <table:table-cell office:value-type="string" calcext:value-type="string">
            <text:p>Estimated</text:p>
            <text:p>KM</text:p>
            <text:p>=1/(H2*J2/I2/K2/L2/N2)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tokens</text:p>
            <text:p><text:span text:style-name="T1">=patches*</text:span>ceiling(patch_size/window_size)</text:p>
          </table:table-cell>
          <table:table-cell office:value-type="string" calcext:value-type="string">
            <text:p>Total Flops Training for 1 epoch</text:p>
            <text:p>=6*params*tokens</text:p>
          </table:table-cell>
          <table:table-cell office:value-type="string" calcext:value-type="string">
            <text:p>Estimated Time per Flops in hours</text:p>
            <text:p>=TotalFlops*Epoch/3600/GPUs/Tflops</text:p>
          </table:table-cell>
        </table:table-row>
        <table:table-row table:style-name="ro2">
          <table:table-cell office:value-type="string" calcext:value-type="string">
            <text:p>CTransPath</text:p>
          </table:table-cell>
          <table:table-cell office:value-type="string" calcext:value-type="string">
            <text:p>48/ NVIDIA V100 GPUs</text:p>
          </table:table-cell>
          <table:table-cell office:value-type="string" calcext:value-type="string">
            <text:p>48 Nvidia V100 GPUs</text:p>
          </table:table-cell>
          <table:table-cell office:value-type="string" calcext:value-type="string">
            <text:p>Swin </text:p>
            <text:p>+ Custom CNN patch extractor</text:p>
          </table:table-cell>
          <table:table-cell office:value-type="string" calcext:value-type="string">
            <text:p>SRCL following MoCov3</text:p>
          </table:table-cell>
          <table:table-cell office:value-type="string" calcext:value-type="string">
            <text:p>Augmentations:</text:p>
            <text:p>Random cropping</text:p>
            <text:p>+ Gaussian blur</text:p>
            <text:p>+ hsv shif</text:p>
            <text:p>AdamW:</text:p>
            <text:p>+ initial lr: 0.00015</text:p>
            <text:p>+ cosine</text:p>
            <text:p>+ long warmup 40</text:p>
            <text:p>+ Tau: 0.2</text:p>
            <text:p>+ 4 positive pairs, 5 short CL warmup</text:p>
            <text:p>32fp represented by lower flops</text:p>
          </table:table-cell>
          <table:table-cell office:value-type="string" calcext:value-type="string">
            <text:p>Patch size between 224x224 and 1812x1812</text:p>
            <text:p>Resolution mostly 20x</text:p>
          </table:table-cell>
          <table:table-cell table:formula="of:=CEILING(14325848+1254414+8699+5926+100000+5000+270+993+884+79399*0.7+173)" office:value-type="float" office:value="15757787" calcext:value-type="float">
            <text:p>15757787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H2]*[.J2]/[.I2]/[.K2]*[.M2]/[.N2]" office:value-type="float" office:value="0" calcext:value-type="float">
            <text:p>0</text:p>
          </table:table-cell>
          <table:table-cell table:formula="of:=1/([.H2]*[.J2]/[.I2]/[.K2]/[.L2]/[.N2])" office:value-type="float" office:value="0.0545863451511307" calcext:value-type="float">
            <text:p>0.054586345151131</text:p>
          </table:table-cell>
          <table:table-cell office:value-type="float" office:value="27800000" calcext:value-type="float">
            <text:p>27800000</text:p>
          </table:table-cell>
          <table:table-cell table:formula="of:=14325848*1024/4+1254414*1024/4+8699*1812/4+5926*1200/4+100000*224/4+5000*150/4+79399*256/4+173*1512/4" office:value-type="float" office:value="4005199949" calcext:value-type="float">
            <text:p>4005199949</text:p>
          </table:table-cell>
          <table:table-cell table:formula="of:=6*[.Q2]*[.R2]" office:value-type="float" office:value="6.680673514932E+017" calcext:value-type="float">
            <text:p>6.680673514932E+017</text:p>
          </table:table-cell>
          <table:table-cell table:formula="of:=[.S2]*[.J2]/[.K2]/[.N2]/10^12/3600" office:value-type="float" office:value="55.2304358046627" calcext:value-type="float">
            <text:p>55.2304358046627</text:p>
          </table:table-cell>
        </table:table-row>
        <table:table-row table:style-name="ro3">
          <table:table-cell office:value-type="string" calcext:value-type="string">
            <text:p>(Lunit)</text:p>
          </table:table-cell>
          <table:table-cell office:value-type="string" calcext:value-type="string">
            <text:p>64/ NVIDIA V100 GPUs</text:p>
          </table:table-cell>
          <table:table-cell office:value-type="string" calcext:value-type="string">
            <text:p>64 NVIDIA V100 GPUs</text:p>
          </table:table-cell>
          <table:table-cell office:value-type="string" calcext:value-type="string">
            <text:p>ResNet-50 or</text:p>
            <text:p>ViT-S/16 or</text:p>
            <text:p>ViT-S/8</text:p>
          </table:table-cell>
          <table:table-cell office:value-type="string" calcext:value-type="string">
            <text:p>For Resnet:</text:p>
            <text:p>MoCo v2</text:p>
            <text:p>Barlow Twins</text:p>
            <text:p>SwAV</text:p>
            <text:p>For ViT s:</text:p>
            <text:p>DINO</text:p>
          </table:table-cell>
          <table:table-cell office:value-type="string" calcext:value-type="string">
            <text:p>Defaults</text:p>
            <text:p>Lr=lrofmethod*batchsize/256</text:p>
            <text:p>+ cosine</text:p>
            <text:p>+ 10 imagenet epochs warmup</text:p>
            <text:p>Augmentations:</text:p>
            <text:p>Random vertical flip</text:p>
            <text:p>+ RandStainNA</text:p>
            <text:p>+ color dropping</text:p>
            <text:p>+ weak color jittering</text:p>
            <text:p>Batch sizes differ, only continuing with ViT-S/16</text:p>
          </table:table-cell>
          <table:table-cell office:value-type="string" calcext:value-type="string">
            <text:p>For ViT-S random cropping and resizing to 224x224</text:p>
            <text:p>+ patch size 512x512</text:p>
            <text:p>+ 20x or 40x</text:p>
          </table:table-cell>
          <table:table-cell office:value-type="float" office:value="32578557" calcext:value-type="float">
            <text:p>32578557</text:p>
          </table:table-cell>
          <table:table-cell office:value-type="float" office:value="1024" calcext:value-type="float">
            <text:p>1024</text:p>
          </table:table-cell>
          <table:table-cell table:formula="of:=200*1281167/[.H3]" office:value-type="float" office:value="7.86509359515217" calcext:value-type="float">
            <text:p>7.8650935951521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$P19]" office:value-type="float" office:value="0.00169643396739142" calcext:value-type="float">
            <text:p>0.001696433967391</text:p>
          </table:table-cell>
          <table:table-cell office:value-type="float" office:value="64" calcext:value-type="float">
            <text:p>64</text:p>
          </table:table-cell>
          <table:table-cell table:formula="of:=[.H3]*[.J3]/[.I3]/[.K3]*[.M3]/[.N3]" office:value-type="float" office:value="0.47376691909811" calcext:value-type="float">
            <text:p>0.47376691909811</text:p>
          </table:table-cell>
          <table:table-cell table:formula="of:=1/([.H3]*[.J3]/[.I3]/[.K3]/[.L3]/[.N3])" office:value-type="string" office:string-value="" calcext:value-type="error">
            <text:p>#DIV/0!</text:p>
          </table:table-cell>
          <table:table-cell office:value-type="float" office:value="22100000" calcext:value-type="float">
            <text:p>22100000</text:p>
          </table:table-cell>
          <table:table-cell table:formula="of:=[.H3]*224/16" office:value-type="float" office:value="456099798" calcext:value-type="float">
            <text:p>456099798</text:p>
          </table:table-cell>
          <table:table-cell table:formula="of:=6*[.Q3]*[.R3]" office:value-type="float" office:value="6.04788332148E+016" calcext:value-type="float">
            <text:p>6.04788332148E+016</text:p>
          </table:table-cell>
          <table:table-cell table:formula="of:=[.S3]*[.J3]/[.K3]/[.N3]/10^12/3600" office:value-type="float" office:value="0.147467659895833" calcext:value-type="float">
            <text:p>0.147467659895833</text:p>
          </table:table-cell>
        </table:table-row>
        <table:table-row table:style-name="ro4">
          <table:table-cell office:value-type="string" calcext:value-type="string">
            <text:p>PLIP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estimated to 1 V100</text:p>
          </table:table-cell>
          <table:table-cell office:value-type="string" calcext:value-type="string">
            <text:p>Only image encoder</text:p>
            <text:p>ViT-B/32</text:p>
          </table:table-cell>
          <table:table-cell office:value-type="string" calcext:value-type="string">
            <text:p>CLIP defaults?</text:p>
            <text:p>+ hyperparameter search</text:p>
          </table:table-cell>
          <table:table-cell office:value-type="string" calcext:value-type="string">
            <text:p><text:a xlink:href="https://github.com/PathologyFoundation/plip/blob/main/reproducibility/embedders/plip.py" xlink:type="simple">https://github.com/PathologyFoundation/plip/blob/main/reproducibility/embedders/plip.py</text:a></text:p>
            <text:p>Lr: </text:p>
            <text:p>1e-5</text:p>
            <text:p>+ cosine</text:p>
            <text:p>+ 10 steps</text:p>
          </table:table-cell>
          <table:table-cell office:value-type="string" calcext:value-type="string">
            <text:p>Resizing to 512x512 and then random cropping to 224x224</text:p>
            <text:p>+ patch size 512x512</text:p>
          </table:table-cell>
          <table:table-cell table:formula="of:=208414+32041" office:value-type="float" office:value="240455" calcext:value-type="float">
            <text:p>24045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4]*[.J4]/[.I4]/[.K4]*[.M4]/[.N4]" office:value-type="float" office:value="0" calcext:value-type="float">
            <text:p>0</text:p>
          </table:table-cell>
          <table:table-cell table:formula="of:=1/([.H4]*[.J4]/[.I4]/[.K4]/[.L4]/[.N4])" office:value-type="string" office:string-value="" calcext:value-type="error">
            <text:p>#VALUE!</text:p>
          </table:table-cell>
          <table:table-cell office:value-type="float" office:value="88224232" calcext:value-type="float">
            <text:p>88224232</text:p>
          </table:table-cell>
          <table:table-cell table:formula="of:=(208414+32041)*224/32" office:value-type="float" office:value="1683185" calcext:value-type="float">
            <text:p>1683185</text:p>
          </table:table-cell>
          <table:table-cell table:formula="of:=6*[.Q4]*[.R4]" office:value-type="float" office:value="890986223633520" calcext:value-type="float">
            <text:p>890986223633520</text:p>
          </table:table-cell>
          <table:table-cell table:formula="of:=[.S4]*[.J4]/[.K4]/[.N4]/10^12/3600" office:value-type="float" office:value="0.565705538814933" calcext:value-type="float">
            <text:p>0.565705538814933</text:p>
          </table:table-cell>
        </table:table-row>
        <table:table-row table:style-name="ro5">
          <table:table-cell office:value-type="string" calcext:value-type="string">
            <text:p>Virchow</text:p>
          </table:table-cell>
          <table:table-cell office:value-type="string" calcext:value-type="string">
            <text:p>-/ NVIDIA A100 GPUs</text:p>
          </table:table-cell>
          <table:table-cell office:value-type="string" calcext:value-type="string">
            <text:p>estimated to 1 A100</text:p>
          </table:table-cell>
          <table:table-cell office:value-type="string" calcext:value-type="string">
            <text:p>ViT-H/14</text:p>
          </table:table-cell>
          <table:table-cell office:value-type="string" calcext:value-type="string">
            <text:p>DINOv2</text:p>
          </table:table-cell>
          <table:table-cell office:value-type="string" calcext:value-type="string">
            <text:p>DINOv2 defaults:</text:p>
            <text:p>+ lr warmup 495000</text:p>
            <text:p>+ teacher temp 0.04 → 0.07 in 186000</text:p>
            <text:p>+ AdamW b1 0.9 b2 0.9999</text:p>
          </table:table-cell>
          <table:table-cell office:value-type="string" calcext:value-type="string">
            <text:p>Patch size 224x224</text:p>
            <text:p>Resolution 20x</text:p>
            <text:p>256 patches per WSI</text:p>
          </table:table-cell>
          <table:table-cell office:value-type="float" office:value="1075413" calcext:value-type="float">
            <text:p>1075413</text:p>
          </table:table-cell>
          <table:table-cell office:value-type="float" office:value="256" calcext:value-type="float">
            <text:p>256</text:p>
          </table:table-cell>
          <table:table-cell office:value-type="float" office:value="1250" calcext:value-type="float">
            <text:p>125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-</text:p>
          </table:table-cell>
          <table:table-cell table:formula="of:=[.P20]" office:value-type="float" office:value="63.3669033390271" calcext:value-type="float">
            <text:p>63.3669033390271</text:p>
          </table:table-cell>
          <table:table-cell office:value-type="float" office:value="1" calcext:value-type="float">
            <text:p>1</text:p>
          </table:table-cell>
          <table:table-cell table:formula="of:=[.H5]*[.J5]/[.I5]/[.K5]*[.M5]/[.N5]" office:value-type="float" office:value="1066481.23905332" calcext:value-type="float">
            <text:p>1066481.23905332</text:p>
          </table:table-cell>
          <table:table-cell table:formula="of:=1/([.H5]*[.J5]/[.I5]/[.K5]/[.L5]/[.N5])" office:value-type="string" office:string-value="" calcext:value-type="error">
            <text:p>#VALUE!</text:p>
          </table:table-cell>
          <table:table-cell office:value-type="float" office:value="632080000" calcext:value-type="float">
            <text:p>632080000</text:p>
          </table:table-cell>
          <table:table-cell table:formula="of:=1075413*224/14" office:value-type="float" office:value="17206608" calcext:value-type="float">
            <text:p>17206608</text:p>
          </table:table-cell>
          <table:table-cell table:formula="of:=6*[.Q5]*[.R5]" office:value-type="float" office:value="6.525571670784E+016" calcext:value-type="float">
            <text:p>6.525571670784E+016</text:p>
          </table:table-cell>
          <table:table-cell table:formula="of:=[.S5]*[.J5]/[.K5]/[.N5]/10^12/3600" office:value-type="float" office:value="72.622547974359" calcext:value-type="float">
            <text:p>72.622547974359</text:p>
          </table:table-cell>
        </table:table-row>
        <table:table-row table:style-name="ro1">
          <table:table-cell office:value-type="string" calcext:value-type="string">
            <text:p>UNI</text:p>
          </table:table-cell>
          <table:table-cell office:value-type="string" calcext:value-type="string">
            <text:p>32/ NVIDIA A100 GPUs</text:p>
          </table:table-cell>
          <table:table-cell office:value-type="string" calcext:value-type="string">
            <text:p>4 × 8 80 GB NVIDIA A100 GPU</text:p>
          </table:table-cell>
          <table:table-cell office:value-type="string" calcext:value-type="string">
            <text:p>ViT-L/16</text:p>
          </table:table-cell>
          <table:table-cell office:value-type="string" calcext:value-type="string">
            <text:p>DINOv2</text:p>
          </table:table-cell>
          <table:table-cell office:value-type="string" calcext:value-type="string">
            <text:p>Defaults </text:p>
          </table:table-cell>
          <table:table-cell office:value-type="string" calcext:value-type="string">
            <text:p>Pretraining patch size 256x256</text:p>
            <text:p>Finetuning patch size 512x512</text:p>
            <text:p>Resolution 20x</text:p>
          </table:table-cell>
          <table:table-cell office:value-type="float" office:value="100130900" calcext:value-type="float">
            <text:p>100130900</text:p>
          </table:table-cell>
          <table:table-cell office:value-type="float" office:value="3072" calcext:value-type="float">
            <text:p>3072</text:p>
          </table:table-cell>
          <table:table-cell office:value-type="float" office:value="3.85" calcext:value-type="float">
            <text:p>3.85</text:p>
          </table:table-cell>
          <table:table-cell office:value-type="float" office:value="312" calcext:value-type="float">
            <text:p>31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H6]*[.J6]/[.I6]/[.K6]*[.M6]/[.N6]" office:value-type="float" office:value="0" calcext:value-type="float">
            <text:p>0</text:p>
          </table:table-cell>
          <table:table-cell table:formula="of:=1/([.H6]*[.J6]/[.I6]/[.K6]/[.L6]/[.N6])" office:value-type="float" office:value="2.54593266245653" calcext:value-type="float">
            <text:p>2.54593266245653</text:p>
          </table:table-cell>
          <table:table-cell office:value-type="float" office:value="307000000" calcext:value-type="float">
            <text:p>307000000</text:p>
          </table:table-cell>
          <table:table-cell table:formula="of:=[.H6]*(256/16)" office:value-type="float" office:value="1602094400" calcext:value-type="float">
            <text:p>1602094400</text:p>
          </table:table-cell>
          <table:table-cell table:formula="of:=6*[.Q6]*[.R6]" office:value-type="float" office:value="2.9510578848E+018" calcext:value-type="float">
            <text:p>2.9510578848E+018</text:p>
          </table:table-cell>
          <table:table-cell table:formula="of:=[.S6]*[.J6]/[.K6]/[.N6]/10^12/3600" office:value-type="float" office:value="0.316105014035791" calcext:value-type="float">
            <text:p>0.316105014035791</text:p>
          </table:table-cell>
        </table:table-row>
        <table:table-row table:style-name="ro6">
          <table:table-cell office:value-type="string" calcext:value-type="string">
            <text:p>CONCH</text:p>
          </table:table-cell>
          <table:table-cell office:value-type="string" calcext:value-type="string">
            <text:p>8/ NVIDIA A100 GPUs</text:p>
          </table:table-cell>
          <table:table-cell office:value-type="string" calcext:value-type="string">
            <text:p>4 x 80 GB NVIDIA A100 GPUs for pretraining vision model</text:p>
          </table:table-cell>
          <table:table-cell office:value-type="string" calcext:value-type="string">
            <text:p>ViT-B/16</text:p>
          </table:table-cell>
          <table:table-cell office:value-type="string" calcext:value-type="string">
            <text:p>iBOT</text:p>
          </table:table-cell>
          <table:table-cell office:value-type="string" calcext:value-type="string">
            <text:p>see README.md</text:p>
          </table:table-cell>
          <table:table-cell office:value-type="string" calcext:value-type="string">
            <text:p>Patch size 256x256 Resolution 20x/0.5mpp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024" calcext:value-type="float">
            <text:p>1024</text:p>
          </table:table-cell>
          <table:table-cell office:value-type="float" office:value="80" calcext:value-type="float">
            <text:p>80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7]*[.J7]/[.I7]/[.K7]*[.M7]/[.N7]" office:value-type="float" office:value="0" calcext:value-type="float">
            <text:p>0</text:p>
          </table:table-cell>
          <table:table-cell table:formula="of:=1/([.H7]*[.J7]/[.I7]/[.K7]/[.L7]/[.N7])" office:value-type="string" office:string-value="" calcext:value-type="error">
            <text:p>#DIV/0!</text:p>
          </table:table-cell>
          <table:table-cell office:value-type="float" office:value="86600000" calcext:value-type="float">
            <text:p>86600000</text:p>
          </table:table-cell>
          <table:table-cell table:formula="of:=[.H7]*256/16" office:value-type="float" office:value="256000000" calcext:value-type="float">
            <text:p>256000000</text:p>
          </table:table-cell>
          <table:table-cell table:formula="of:=6*[.Q7]*[.R7]" office:value-type="float" office:value="1.330176E+017" calcext:value-type="float">
            <text:p>1.330176E+017</text:p>
          </table:table-cell>
          <table:table-cell table:formula="of:=[.S7]*[.J7]/[.K7]/[.N7]/10^12/3600" office:value-type="float" office:value="2.36854700854701" calcext:value-type="float">
            <text:p>2.36854700854701</text:p>
          </table:table-cell>
        </table:table-row>
        <table:table-row table:style-name="ro6">
          <table:table-cell office:value-type="string" calcext:value-type="string">
            <text:p>PRISM (based on Virchow therefore postponed)</text:p>
          </table:table-cell>
          <table:table-cell office:value-type="string" calcext:value-type="string">
            <text:p>16/ NVIDIA V100 GPUs</text:p>
          </table:table-cell>
          <table:table-cell table:number-columns-repeated="18" office:value-type="string" calcext:value-type="string">
            <text:p>-</text:p>
          </table:table-cell>
        </table:table-row>
        <table:table-row table:style-name="ro6">
          <table:table-cell office:value-type="string" calcext:value-type="string">
            <text:p>Prov-GigaPath (DINOv2)</text:p>
          </table:table-cell>
          <table:table-cell office:value-type="string" calcext:value-type="string">
            <text:p>16 nodes x 4/ NVIDIA A100 GPUs</text:p>
          </table:table-cell>
          <table:table-cell office:value-type="string" calcext:value-type="string">
            <text:p>32 x 80 GB NIVIDIA A100 GPUs for DINOv2 pretraining</text:p>
          </table:table-cell>
          <table:table-cell office:value-type="string" calcext:value-type="string">
            <text:p>ViT-g/14</text:p>
          </table:table-cell>
          <table:table-cell office:value-type="string" calcext:value-type="string">
            <text:p>DINOv2</text:p>
          </table:table-cell>
          <table:table-cell office:value-type="string" calcext:value-type="string">
            <text:p>DINOv2 defaults + lr 4e-3</text:p>
          </table:table-cell>
          <table:table-cell office:value-type="string" calcext:value-type="string">
            <text:p>Patch size 256x256 Resolution 20x/0.5mpp</text:p>
          </table:table-cell>
          <table:table-cell office:value-type="float" office:value="1384860229" calcext:value-type="float">
            <text:p>1384860229</text:p>
          </table:table-cell>
          <table:table-cell office:value-type="float" office:value="384" calcext:value-type="float">
            <text:p>384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0.377979761595132" calcext:value-type="float">
            <text:p>0.377979761595132</text:p>
          </table:table-cell>
          <table:table-cell office:value-type="float" office:value="32" calcext:value-type="float">
            <text:p>32</text:p>
          </table:table-cell>
          <table:table-cell table:formula="of:=[.H9]*[.J9]/[.I9]/[.K9]*[.M9]/[.N9]" office:value-type="float" office:value="68266.6666666667" calcext:value-type="float">
            <text:p>68266.6666666667</text:p>
          </table:table-cell>
          <table:table-cell table:formula="of:=1/([.H9]*[.J9]/[.I9]/[.K9]/[.L9]/[.N9])" office:value-type="string" office:string-value="" calcext:value-type="error">
            <text:p>#DIV/0!</text:p>
          </table:table-cell>
          <table:table-cell office:value-type="float" office:value="1100000000" calcext:value-type="float">
            <text:p>1100000000</text:p>
          </table:table-cell>
          <table:table-cell table:formula="of:=[.H9]*256/14" office:value-type="float" office:value="25323158473.1429" calcext:value-type="float">
            <text:p>25323158473.1429</text:p>
          </table:table-cell>
          <table:table-cell table:formula="of:=6*[.Q9]*[.R9]" office:value-type="float" office:value="1.67132845922743E+020" calcext:value-type="float">
            <text:p>1.67132845922743E+020</text:p>
          </table:table-cell>
          <table:table-cell table:formula="of:=[.S9]*[.J9]/[.K9]/[.N9]/10^12/3600" office:value-type="float" office:value="2325.00954197192" calcext:value-type="float">
            <text:p>2325.00954197192</text:p>
          </table:table-cell>
        </table:table-row>
        <table:table-row table:style-name="ro6">
          <table:table-cell office:value-type="string" calcext:value-type="string">
            <text:p>Prov-GigaPath (masked autoencoder)</text:p>
          </table:table-cell>
          <table:table-cell office:value-type="string" calcext:value-type="string">
            <text:p>16 nodes x 4/ NVIDIA A100 GPUs</text:p>
          </table:table-cell>
          <table:table-cell office:value-type="string" calcext:value-type="string">
            <text:p>16 x 4 80 GB NIVIDIA A100 GPUs for slide encoder</text:p>
          </table:table-cell>
          <table:table-cell office:value-type="string" calcext:value-type="string">
            <text:p>LongNet</text:p>
          </table:table-cell>
          <table:table-cell office:value-type="string" calcext:value-type="string">
            <text:p>MAGENTO</text:p>
          </table:table-cell>
          <table:table-cell office:value-type="string" calcext:value-type="string">
            <text:p>LongNet defaults + <text:s/>lr 5e-4 </text:p>
          </table:table-cell>
          <table:table-cell office:value-type="string" calcext:value-type="string">
            <text:p>Patch size 256x256 Resolution 20x/0.5mpp</text:p>
          </table:table-cell>
          <table:table-cell office:value-type="float" office:value="1384860229" calcext:value-type="float">
            <text:p>1384860229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H10]*[.J10]/[.I10]/[.K10]*[.M10]/[.N10]" office:value-type="float" office:value="0" calcext:value-type="float">
            <text:p>0</text:p>
          </table:table-cell>
          <table:table-cell table:formula="of:=1/([.H10]*[.J10]/[.I10]/[.K10]/[.L10]/[.N10])" office:value-type="float" office:value="0.377979761595132" calcext:value-type="float">
            <text:p>0.377979761595132</text:p>
          </table:table-cell>
          <table:table-cell office:value-type="float" office:value="2700000000" calcext:value-type="float">
            <text:p>2700000000</text:p>
          </table:table-cell>
          <table:table-cell table:formula="of:=[.H10]*256/12" office:value-type="float" office:value="29543684885.3333" calcext:value-type="float">
            <text:p>29543684885.3333</text:p>
          </table:table-cell>
          <table:table-cell table:formula="of:=6*[.Q10]*[.R10]" office:value-type="float" office:value="4.786076951424E+020" calcext:value-type="float">
            <text:p>4.786076951424E+020</text:p>
          </table:table-cell>
          <table:table-cell table:formula="of:=[.S10]*[.J10]/[.K10]/[.N10]/10^12/3600" office:value-type="float" office:value="199.739456105769" calcext:value-type="float">
            <text:p>199.739456105769</text:p>
          </table:table-cell>
        </table:table-row>
        <table:table-row table:style-name="ro7">
          <table:table-cell office:value-type="string" calcext:value-type="string">
            <text:p>Prov-GigaPath (total, only calculation)</text:p>
          </table:table-cell>
          <table:table-cell office:value-type="string" calcext:value-type="string">
            <text:p>16 nodes x 4/ NVIDIA A100 GPUs</text:p>
          </table:table-cell>
          <table:table-cell table:number-columns-repeated="2"/>
          <table:table-cell office:value-type="string" calcext:value-type="string">
            <text:p>DINOv2 + masked autoencoder</text:p>
          </table:table-cell>
          <table:table-cell office:value-type="string" calcext:value-type="string">
            <text:p>DINOv2 defaults + lr 4e-3</text:p>
            <text:p>Masked autoencoder lr 5e-4 </text:p>
          </table:table-cell>
          <table:table-cell office:value-type="string" calcext:value-type="string">
            <text:p>Patch size 256x256 Resolution 20x/0.5mpp</text:p>
          </table:table-cell>
          <table:table-cell office:value-type="float" office:value="1384860229" calcext:value-type="float">
            <text:p>1384860229</text:p>
          </table:table-cell>
          <table:table-cell office:value-type="float" office:value="384" calcext:value-type="float">
            <text:p>384</text:p>
          </table:table-cell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H11]*[.J11]/[.I11]/[.K11]*[.M11]/[.N11]" office:value-type="float" office:value="0" calcext:value-type="float">
            <text:p>0</text:p>
          </table:table-cell>
          <table:table-cell table:formula="of:=1/([.H11]*[.J11]/[.I11]/[.K11]/[.L11]/[.N11])" office:value-type="float" office:value="0.283484821196349" calcext:value-type="float">
            <text:p>0.283484821196349</text:p>
          </table:table-cell>
          <table:table-cell table:formula="of:=[.Q9]+[.Q10]" office:value-type="float" office:value="3800000000" calcext:value-type="float">
            <text:p>3800000000</text:p>
          </table:table-cell>
          <table:table-cell table:formula="of:=[.R9]+[.R10]" office:value-type="float" office:value="54866843358.4762" calcext:value-type="float">
            <text:p>54866843358.4762</text:p>
          </table:table-cell>
          <table:table-cell table:formula="of:=[.S9]+[.S10]" office:value-type="float" office:value="6.45740541065143E+020" calcext:value-type="float">
            <text:p>6.45740541065143E+020</text:p>
          </table:table-cell>
          <table:table-cell table:formula="of:=[.T9]+[.T10]" office:value-type="float" office:value="2524.74899807769" calcext:value-type="float">
            <text:p>2524.74899807769</text:p>
          </table:table-cell>
        </table:table-row>
        <table:table-row table:style-name="ro6">
          <table:table-cell office:value-type="string" calcext:value-type="string">
            <text:p>TANGLE</text:p>
          </table:table-cell>
          <table:table-cell office:value-type="string" calcext:value-type="string">
            <text:p>16 nodes × 8/ NVIDIA A100 GPUs</text:p>
          </table:table-cell>
          <table:table-cell office:value-type="string" calcext:value-type="string">
            <text:p>8 × 80GB NVIDIA A100 GPUs</text:p>
          </table:table-cell>
          <table:table-cell office:value-type="string" calcext:value-type="string">
            <text:p>ViT-B/16</text:p>
          </table:table-cell>
          <table:table-cell office:value-type="string" calcext:value-type="string">
            <text:p>iBOT</text:p>
          </table:table-cell>
          <table:table-cell office:value-type="string" calcext:value-type="string">
            <text:p>Default</text:p>
          </table:table-cell>
          <table:table-cell/>
          <table:table-cell office:value-type="float" office:value="15000000" calcext:value-type="float">
            <text:p>15000000</text:p>
          </table:table-cell>
          <table:table-cell office:value-type="float" office:value="1024" calcext:value-type="float">
            <text:p>1024</text:p>
          </table:table-cell>
          <table:table-cell office:value-type="float" office:value="80" calcext:value-type="float">
            <text:p>80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12]*[.J12]/[.I12]/[.K12]*[.M12]/[.N12]" office:value-type="float" office:value="0" calcext:value-type="float">
            <text:p>0</text:p>
          </table:table-cell>
          <table:table-cell table:formula="of:=1/([.H12]*[.J12]/[.I12]/[.K12]/[.L12]/[.N12])" office:value-type="string" office:string-value="" calcext:value-type="error">
            <text:p>#DIV/0!</text:p>
          </table:table-cell>
          <table:table-cell office:value-type="float" office:value="86600000" calcext:value-type="float">
            <text:p>86600000</text:p>
          </table:table-cell>
          <table:table-cell table:formula="of:=15000000*CEILING(224/16)" office:value-type="float" office:value="210000000" calcext:value-type="float">
            <text:p>210000000</text:p>
          </table:table-cell>
          <table:table-cell table:formula="of:=6*[.Q12]*[.R12]" office:value-type="float" office:value="1.09116E+017" calcext:value-type="float">
            <text:p>1.09116E+017</text:p>
          </table:table-cell>
          <table:table-cell table:formula="of:=[.S12]*[.J12]/[.K12]/[.N12]/10^12/3600" office:value-type="float" office:value="0.971474358974359" calcext:value-type="float">
            <text:p>0.971474358974359</text:p>
          </table:table-cell>
        </table:table-row>
        <table:table-row table:style-name="ro8">
          <table:table-cell office:value-type="string" calcext:value-type="string">
            <text:p>RudolfV</text:p>
          </table:table-cell>
          <table:table-cell office:value-type="string" calcext:value-type="string">
            <text:p>16/ NVIDIA A100 GPUs</text:p>
          </table:table-cell>
          <table:table-cell office:value-type="string" calcext:value-type="string">
            <text:p>16/ NVIDIA A100-40GB GPUs</text:p>
          </table:table-cell>
          <table:table-cell office:value-type="string" calcext:value-type="string">
            <text:p>ViT-L/14</text:p>
          </table:table-cell>
          <table:table-cell office:value-type="string" calcext:value-type="string">
            <text:p>DINOv2 </text:p>
            <text:p>+ registers </text:p>
            <text:p>+ pretraining LVD-142M</text:p>
          </table:table-cell>
          <table:table-cell office:value-type="string" calcext:value-type="string">
            <text:p>Augmentations:</text:p>
            <text:p>Custom </text:p>
            <text:p>+ 90°/180°/270° rotations </text:p>
            <text:p>– solarization</text:p>
            <text:p>Lr:</text:p>
            <text:p>Cosine 2*10^-4 to 0</text:p>
            <text:p>100k warm-up</text:p>
            <text:p>Decay 0.04 to 0.2 for 625k</text:p>
          </table:table-cell>
          <table:table-cell office:value-type="string" calcext:value-type="string">
            <text:p>Patch size 256x256</text:p>
            <text:p>Resolution 20x/0.5mpp</text:p>
          </table:table-cell>
          <table:table-cell office:value-type="float" office:value="1250000000" calcext:value-type="float">
            <text:p>1250000000</text:p>
          </table:table-cell>
          <table:table-cell office:value-type="float" office:value="960" calcext:value-type="float">
            <text:p>960</text:p>
          </table:table-cell>
          <table:table-cell office:value-type="float" office:value="1250" calcext:value-type="float">
            <text:p>125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-</text:p>
          </table:table-cell>
          <table:table-cell office:value-type="float" office:value="0.001069376579281" calcext:value-type="float">
            <text:p>0.001069376579281</text:p>
          </table:table-cell>
          <table:table-cell office:value-type="float" office:value="16" calcext:value-type="float">
            <text:p>16</text:p>
          </table:table-cell>
          <table:table-cell table:formula="of:=[.H13]*[.J13]/[.I13]/[.K13]*[.M13]/[.N13]" office:value-type="float" office:value="348.662214778346" calcext:value-type="float">
            <text:p>348.662214778346</text:p>
          </table:table-cell>
          <table:table-cell table:formula="of:=1/([.H13]*[.J13]/[.I13]/[.K13]/[.L13]/[.N13])" office:value-type="string" office:string-value="" calcext:value-type="error">
            <text:p>#VALUE!</text:p>
          </table:table-cell>
          <table:table-cell office:value-type="float" office:value="428000000" calcext:value-type="float">
            <text:p>428000000</text:p>
          </table:table-cell>
          <table:table-cell table:formula="of:=1250000000*CEILING(256/14)" office:value-type="float" office:value="23750000000" calcext:value-type="float">
            <text:p>23750000000</text:p>
          </table:table-cell>
          <table:table-cell table:formula="of:=6*[.Q13]*[.R13]" office:value-type="float" office:value="6.099E+019" calcext:value-type="float">
            <text:p>6.099E+019</text:p>
          </table:table-cell>
          <table:table-cell table:formula="of:=[.S13]*[.J13]/[.K13]/[.N13]/10^12/3600" office:value-type="float" office:value="4242.20419337607" calcext:value-type="float">
            <text:p>4242.20419337607</text:p>
          </table:table-cell>
        </table:table-row>
        <table:table-row table:style-name="ro6">
          <table:table-cell office:value-type="string" calcext:value-type="string">
            <text:p>https://github.com/facebookresearch/dinov2</text:p>
          </table:table-cell>
          <table:table-cell/>
          <table:table-cell office:value-type="string" calcext:value-type="string">
            <text:p>12/ NVIDIA A100-80GB GPUs</text:p>
          </table:table-cell>
          <table:table-cell office:value-type="string" calcext:value-type="string">
            <text:p>ViT-L/14</text:p>
          </table:table-cell>
          <table:table-cell office:value-type="string" calcext:value-type="string">
            <text:p>DINOv2</text:p>
          </table:table-cell>
          <table:table-cell office:value-type="string" calcext:value-type="string">
            <text:p>Official github</text:p>
          </table:table-cell>
          <table:table-cell office:value-type="string" calcext:value-type="string">
            <text:p>-</text:p>
          </table:table-cell>
          <table:table-cell office:value-type="float" office:value="14197122" calcext:value-type="float">
            <text:p>14197122</text:p>
          </table:table-cell>
          <table:table-cell office:value-type="float" office:value="768" calcext:value-type="float">
            <text:p>768</text:p>
          </table:table-cell>
          <table:table-cell office:value-type="float" office:value="1250" calcext:value-type="float">
            <text:p>1250</text:p>
          </table:table-cell>
          <table:table-cell office:value-type="float" office:value="312" calcext:value-type="float">
            <text:p>312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formula="of:=[.H14]*[.J14]/[.I14]/[.K14]*[.M14]/[.N14]" office:value-type="string" office:string-value="" calcext:value-type="error">
            <text:p>#VALUE!</text:p>
          </table:table-cell>
          <table:table-cell table:formula="of:=1/([.H14]*[.J14]/[.I14]/[.K14]/[.L14]/[.N14])" office:value-type="float" office:value="0.0128325189513762" calcext:value-type="float">
            <text:p>0.012832518951376</text:p>
          </table:table-cell>
          <table:table-cell office:value-type="float" office:value="428000000" calcext:value-type="float">
            <text:p>428000000</text:p>
          </table:table-cell>
          <table:table-cell/>
          <table:table-cell table:formula="of:=6*[.Q14]*[.R14]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iBOT paper</text:p>
          </table:table-cell>
          <table:table-cell/>
          <table:table-cell office:value-type="string" calcext:value-type="string">
            <text:p>2 nodes x 8/ NVIDIA V100 GPUs</text:p>
          </table:table-cell>
          <table:table-cell office:value-type="string" calcext:value-type="string">
            <text:p>ViT-S/16</text:p>
          </table:table-cell>
          <table:table-cell office:value-type="string" calcext:value-type="string">
            <text:p>iBOT</text:p>
          </table:table-cell>
          <table:table-cell office:value-type="string" calcext:value-type="string">
            <text:p>Official paper</text:p>
          </table:table-cell>
          <table:table-cell office:value-type="string" calcext:value-type="string">
            <text:p>-</text:p>
          </table:table-cell>
          <table:table-cell office:value-type="float" office:value="1281167" calcext:value-type="float">
            <text:p>1281167</text:p>
          </table:table-cell>
          <table:table-cell office:value-type="float" office:value="1024" calcext:value-type="float">
            <text:p>1024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73.3" calcext:value-type="float">
            <text:p>73.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formula="of:=[.H15]*[.J15]/[.I15]/[.K15]*[.M15]/[.N15]" office:value-type="string" office:string-value="" calcext:value-type="error">
            <text:p>#VALUE!</text:p>
          </table:table-cell>
          <table:table-cell table:formula="of:=1/([.H15]*[.J15]/[.I15]/[.K15]/[.L15]/[.N15])" office:value-type="float" office:value="0.0437446505152464" calcext:value-type="float">
            <text:p>0.043744650515246</text:p>
          </table:table-cell>
          <table:table-cell office:value-type="float" office:value="22100000" calcext:value-type="float">
            <text:p>22100000</text:p>
          </table:table-cell>
          <table:table-cell/>
          <table:table-cell table:formula="of:=6*[.Q15]*[.R15]" office:value-type="float" office:value="0" calcext:value-type="float">
            <text:p>0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ViT-B/16</text:p>
          </table:table-cell>
          <table:table-cell table:number-columns-repeated="10"/>
          <table:table-cell table:formula="of:=[.H16]*[.J16]/[.I16]/[.K16]*[.M16]/[.N16]" office:value-type="string" office:string-value="" calcext:value-type="error">
            <text:p>#DIV/0!</text:p>
          </table:table-cell>
          <table:table-cell table:formula="of:=1/([.H16]*[.J16]/[.I16]/[.K16]/[.L16]/[.N16])" office:value-type="string" office:string-value="" calcext:value-type="error">
            <text:p>#DIV/0!</text:p>
          </table:table-cell>
          <table:table-cell office:value-type="float" office:value="86600000" calcext:value-type="float">
            <text:p>86600000</text:p>
          </table:table-cell>
          <table:table-cell/>
          <table:table-cell table:formula="of:=6*[.Q16]*[.R16]" office:value-type="float" office:value="0" calcext:value-type="float">
            <text:p>0</text:p>
          </table:table-cell>
          <table:table-cell table:formula="of:=[.S16]*[.J16]/[.K16]/[.N16]/10^12/3600" office:value-type="string" office:string-value="" calcext:value-type="error">
            <text:p>#DIV/0!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VitT-S/16</text:p>
          </table:table-cell>
          <table:table-cell table:number-columns-repeated="10"/>
          <table:table-cell table:formula="of:=[.H17]*[.J17]/[.I17]/[.K17]*[.M17]/[.N17]" office:value-type="string" office:string-value="" calcext:value-type="error">
            <text:p>#DIV/0!</text:p>
          </table:table-cell>
          <table:table-cell table:formula="of:=1/([.H17]*[.J17]/[.I17]/[.K17]/[.L17]/[.N17])" office:value-type="string" office:string-value="" calcext:value-type="error">
            <text:p>#DIV/0!</text:p>
          </table:table-cell>
          <table:table-cell office:value-type="float" office:value="22100000" calcext:value-type="float">
            <text:p>22100000</text:p>
          </table:table-cell>
          <table:table-cell/>
          <table:table-cell table:formula="of:=6*[.Q17]*[.R17]" office:value-type="float" office:value="0" calcext:value-type="float">
            <text:p>0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ViT-L/14</text:p>
          </table:table-cell>
          <table:table-cell table:number-columns-repeated="10"/>
          <table:table-cell table:formula="of:=[.H18]*[.J18]/[.I18]/[.K18]*[.M18]/[.N18]" office:value-type="string" office:string-value="" calcext:value-type="error">
            <text:p>#DIV/0!</text:p>
          </table:table-cell>
          <table:table-cell table:formula="of:=1/([.H18]*[.J18]/[.I18]/[.K18]/[.L18]/[.N18])" office:value-type="string" office:string-value="" calcext:value-type="error">
            <text:p>#DIV/0!</text:p>
          </table:table-cell>
          <table:table-cell office:value-type="float" office:value="428000000" calcext:value-type="float">
            <text:p>428000000</text:p>
          </table:table-cell>
          <table:table-cell/>
          <table:table-cell table:formula="of:=6*[.Q18]*[.R18]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https://github.com/facebookresearch/dino</text:p>
          </table:table-cell>
          <table:table-cell/>
          <table:table-cell office:value-type="string" calcext:value-type="string">
            <text:p>8 V100 NVIDIA GPUs</text:p>
          </table:table-cell>
          <table:table-cell office:value-type="string" calcext:value-type="string">
            <text:p>ViT-S/16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Official github</text:p>
          </table:table-cell>
          <table:table-cell office:value-type="string" calcext:value-type="string">
            <text:p>-</text:p>
          </table:table-cell>
          <table:table-cell office:value-type="float" office:value="14197122" calcext:value-type="float">
            <text:p>14197122</text:p>
          </table:table-cell>
          <table:table-cell table:formula="of:=64*8"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formula="of:=1.75*24"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19]*[.J19]/[.I19]/[.K19]*[.M19]/[.N19]" office:value-type="float" office:value="0" calcext:value-type="float">
            <text:p>0</text:p>
          </table:table-cell>
          <table:table-cell table:formula="of:=1/([.H19]*[.J19]/[.I19]/[.K19]/[.L19]/[.N19])" office:value-type="float" office:value="0.00169643396739142" calcext:value-type="float">
            <text:p>0.001696433967391</text:p>
          </table:table-cell>
          <table:table-cell office:value-type="float" office:value="22100000" calcext:value-type="float">
            <text:p>22100000</text:p>
          </table:table-cell>
          <table:table-cell table:formula="of:=[.H19]*224/16" office:value-type="float" office:value="198759708" calcext:value-type="float">
            <text:p>198759708</text:p>
          </table:table-cell>
          <table:table-cell table:formula="of:=6*[.Q19]*[.R19]" office:value-type="float" office:value="2.63555372808E+016" calcext:value-type="float">
            <text:p>2.63555372808E+016</text:p>
          </table:table-cell>
          <table:table-cell table:formula="of:=[.S19]*[.J19]/[.K19]/[.N19]/10^12/3600" office:value-type="float" office:value="6.5365915875" calcext:value-type="float">
            <text:p>6.5365915875</text:p>
          </table:table-cell>
        </table:table-row>
        <table:table-row table:style-name="ro6">
          <table:table-cell office:value-type="string" calcext:value-type="string">
            <text:p>https://laion.ai/blog/large-openclip/</text:p>
          </table:table-cell>
          <table:table-cell/>
          <table:table-cell office:value-type="string" calcext:value-type="string">
            <text:p>1 A100 40 GB NVIDIA</text:p>
          </table:table-cell>
          <table:table-cell office:value-type="string" calcext:value-type="string">
            <text:p>ViT-H/14</text:p>
          </table:table-cell>
          <table:table-cell office:value-type="string" calcext:value-type="string">
            <text:p>OpenCLIP</text:p>
          </table:table-cell>
          <table:table-cell office:value-type="string" calcext:value-type="string">
            <text:p>Laion release</text:p>
          </table:table-cell>
          <table:table-cell/>
          <table:table-cell office:value-type="float" office:value="135000000" calcext:value-type="float">
            <text:p>135000000</text:p>
          </table:table-cell>
          <table:table-cell office:value-type="float" office:value="79104" calcext:value-type="float">
            <text:p>79104</text:p>
          </table:table-cell>
          <table:table-cell office:value-type="float" office:value="256" calcext:value-type="float">
            <text:p>256</text:p>
          </table:table-cell>
          <table:table-cell office:value-type="float" office:value="312" calcext:value-type="float">
            <text:p>312</text:p>
          </table:table-cell>
          <table:table-cell table:formula="of:=7*24*632.08/(632.08+354.03)" office:value-type="float" office:value="107.685187250915" calcext:value-type="float">
            <text:p>107.685187250915</text:p>
          </table:table-cell>
          <table:table-cell/>
          <table:table-cell office:value-type="float" office:value="824" calcext:value-type="float">
            <text:p>824</text:p>
          </table:table-cell>
          <table:table-cell table:formula="of:=[.H20]*[.J20]/[.I20]/[.K20]*[.M20]/[.N20]" office:value-type="float" office:value="0" calcext:value-type="float">
            <text:p>0</text:p>
          </table:table-cell>
          <table:table-cell table:formula="of:=1/([.H20]*[.J20]/[.I20]/[.K20]/[.L20]/[.N20])" office:value-type="float" office:value="63.3669033390271" calcext:value-type="float">
            <text:p>63.3669033390271</text:p>
          </table:table-cell>
          <table:table-cell office:value-type="float" office:value="632080000" calcext:value-type="float">
            <text:p>632080000</text:p>
          </table:table-cell>
          <table:table-cell table:formula="of:=[.H20]*224/14" office:value-type="float" office:value="2160000000" calcext:value-type="float">
            <text:p>2160000000</text:p>
          </table:table-cell>
          <table:table-cell table:formula="of:=6*[.Q20]*[.R20]" office:value-type="float" office:value="8.1917568E+018" calcext:value-type="float">
            <text:p>8.1917568E+018</text:p>
          </table:table-cell>
          <table:table-cell table:formula="of:=[.S20]*[.J20]/[.K20]/[.N20]/10^12/3600" office:value-type="float" office:value="2.26585810306199" calcext:value-type="float">
            <text:p>2.26585810306199</text:p>
          </table:table-cell>
        </table:table-row>
        <table:table-row table:style-name="ro6">
          <table:table-cell table:number-columns-repeated="14"/>
          <table:table-cell table:formula="of:=[.H21]*[.J21]/[.I21]/[.K21]*[.M21]/[.N21]" office:value-type="string" office:string-value="" calcext:value-type="error">
            <text:p>#DIV/0!</text:p>
          </table:table-cell>
          <table:table-cell table:formula="of:=1/([.H21]*[.J21]/[.I21]/[.K21]/[.L21]/[.N2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6">
          <table:table-cell table:number-columns-repeated="15"/>
          <table:table-cell table:formula="of:=1/([.H22]*[.J22]/[.I22]/[.K22]/[.L22]/[.N2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6">
          <table:table-cell table:number-columns-repeated="15"/>
          <table:table-cell table:formula="of:=1/([.H23]*[.J23]/[.I23]/[.K23]/[.L23]/[.N23])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14:32:01.558619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5-08T15:24:29.989635232</dc:date>
    <meta:editing-duration>P5DT23H48M46S</meta:editing-duration>
    <meta:editing-cycles>7</meta:editing-cycles>
    <meta:generator>LibreOffice/6.4.7.2$Linux_X86_64 LibreOffice_project/40$Build-2</meta:generator>
    <meta:document-statistic meta:table-count="1" meta:cell-count="335" meta:object-count="0"/>
  </office:meta>
</office:document-meta>
</file>